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1.0362in"/>
    </style:style>
    <style:style style:name="co5" style:family="table-column">
      <style:table-column-properties fo:break-before="auto" style:column-width="1.0252in"/>
    </style:style>
    <style:style style:name="co6" style:family="table-column">
      <style:table-column-properties fo:break-before="auto" style:column-width="1.0543in"/>
    </style:style>
    <style:style style:name="co7" style:family="table-column">
      <style:table-column-properties fo:break-before="auto" style:column-width="0.5484in"/>
    </style:style>
    <style:style style:name="co8" style:family="table-column">
      <style:table-column-properties fo:break-before="auto" style:column-width="0.9575in"/>
    </style:style>
    <style:style style:name="co9" style:family="table-column">
      <style:table-column-properties fo:break-before="auto" style:column-width="0.4409in"/>
    </style:style>
    <style:style style:name="co10" style:family="table-column">
      <style:table-column-properties fo:break-before="auto" style:column-width="0.6236in"/>
    </style:style>
    <style:style style:name="co11" style:family="table-column">
      <style:table-column-properties fo:break-before="auto" style:column-width="1.1083in"/>
    </style:style>
    <style:style style:name="co12" style:family="table-column">
      <style:table-column-properties fo:break-before="auto" style:column-width="1.2161in"/>
    </style:style>
    <style:style style:name="co13" style:family="table-column">
      <style:table-column-properties fo:break-before="auto" style:column-width="2.152in"/>
    </style:style>
    <style:style style:name="co14" style:family="table-column">
      <style:table-column-properties fo:break-before="auto" style:column-width="0.8717in"/>
    </style:style>
    <style:style style:name="co1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4.0173in"/>
    </style:style>
    <style:style style:name="co16" style:family="table-column">
      <style:table-column-properties fo:break-before="auto" style:column-width="2.1134in"/>
    </style:style>
    <style:style style:name="co17" style:family="table-column">
      <style:table-column-properties fo:break-before="auto" style:column-width="1.2228in"/>
    </style:style>
    <style:style style:name="co18" style:family="table-column">
      <style:table-column-properties fo:break-before="auto" style:column-width="1.2945in"/>
    </style:style>
    <style:style style:name="co19" style:family="table-column">
      <style:table-column-properties fo:break-before="auto" style:column-width="1.6925in"/>
    </style:style>
    <style:style style:name="co21" style:family="table-column">
      <style:table-column-properties fo:break-before="auto" style:column-width="2.8335in"/>
    </style:style>
    <style:style style:name="co22" style:family="table-column">
      <style:table-column-properties fo:break-before="auto" style:column-width="0.9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DejaVu Sans" style:font-name-complex="DejaVu Sans"/>
    </style:style>
    <style:style style:name="ce3" style:family="table-cell" style:parent-style-name="Default" style:data-style-name="N0"/>
    <style:style style:name="ce4" style:family="table-cell" style:parent-style-name="Default" style:data-style-name="N100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CGI Calls" table:style-name="ta1" table:print="false">
        <table:table-column table:style-name="co1" table:number-columns-repeated="3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1" table:number-columns-repeated="38" table:default-cell-style-name="Default"/>
        <table:table-row table:style-name="ro1">
          <table:table-cell/>
          <table:table-cell office:value-type="string">
            <text:p>API Commands</text:p>
          </table:table-cell>
          <table:table-cell table:number-columns-repeated="42"/>
        </table:table-row>
        <table:table-row table:style-name="ro1">
          <table:table-cell table:number-columns-repeated="44"/>
        </table:table-row>
        <table:table-row table:style-name="ro1">
          <table:table-cell office:value-type="string">
            <text:p>Manufacturer</text:p>
          </table:table-cell>
          <table:table-cell office:value-type="string">
            <text:p>APIVersion</text:p>
          </table:table-cell>
          <table:table-cell office:value-type="string">
            <text:p>Admin URL</text:p>
          </table:table-cell>
          <table:table-cell office:value-type="string">
            <text:p>SnapShot Url</text:p>
          </table:table-cell>
          <table:table-cell office:value-type="string">
            <text:p>ProbeCommand</text:p>
          </table:table-cell>
          <table:table-cell office:value-type="string">
            <text:p>LiveView URL</text:p>
          </table:table-cell>
          <table:table-cell office:value-type="string">
            <text:p>Brightness</text:p>
          </table:table-cell>
          <table:table-cell office:value-type="string">
            <text:p>Contrast</text:p>
          </table:table-cell>
          <table:table-cell office:value-type="string">
            <text:p>Saturation</text:p>
          </table:table-cell>
          <table:table-cell office:value-type="string">
            <text:p>Hue</text:p>
          </table:table-cell>
          <table:table-cell office:value-type="string">
            <text:p>Resolution</text:p>
          </table:table-cell>
          <table:table-cell office:value-type="string">
            <text:p>Bitrate</text:p>
          </table:table-cell>
          <table:table-cell office:value-type="string">
            <text:p>FPS</text:p>
          </table:table-cell>
          <table:table-cell office:value-type="string">
            <text:p>VideoCodeC</text:p>
          </table:table-cell>
          <table:table-cell office:value-type="string">
            <text:p>DayNightMode</text:p>
          </table:table-cell>
          <table:table-cell office:value-type="string">
            <text:p>CameraName</text:p>
          </table:table-cell>
          <table:table-cell office:value-type="string">
            <text:p>Reboot</text:p>
          </table:table-cell>
          <table:table-cell office:value-type="string">
            <text:p>EnableAudioIn</text:p>
          </table:table-cell>
          <table:table-cell office:value-type="string">
            <text:p>AudioInVolume</text:p>
          </table:table-cell>
          <table:table-cell office:value-type="string">
            <text:p>MicLineSelect</text:p>
          </table:table-cell>
          <table:table-cell office:value-type="string">
            <text:p>EnableAudioOut</text:p>
          </table:table-cell>
          <table:table-cell office:value-type="string">
            <text:p>AudioOutVolume</text:p>
          </table:table-cell>
          <table:table-cell office:value-type="string">
            <text:p>MotionEnabled</text:p>
          </table:table-cell>
          <table:table-cell office:value-type="string">
            <text:p>MotionSetting</text:p>
          </table:table-cell>
          <table:table-cell office:value-type="string">
            <text:p>MotionSensitive</text:p>
          </table:table-cell>
          <table:table-cell office:value-type="string">
            <text:p>FocusIn</text:p>
          </table:table-cell>
          <table:table-cell office:value-type="string">
            <text:p>FocusOut</text:p>
          </table:table-cell>
          <table:table-cell office:value-type="string">
            <text:p>ZoomIn</text:p>
          </table:table-cell>
          <table:table-cell office:value-type="string">
            <text:p>ZoomOut</text:p>
          </table:table-cell>
          <table:table-cell office:value-type="string">
            <text:p>Left</text:p>
          </table:table-cell>
          <table:table-cell office:value-type="string">
            <text:p>Right</text:p>
          </table:table-cell>
          <table:table-cell office:value-type="string">
            <text:p>Up</text:p>
          </table:table-cell>
          <table:table-cell office:value-type="string">
            <text:p>Down</text:p>
          </table:table-cell>
          <table:table-cell office:value-type="string">
            <text:p>Up-left</text:p>
          </table:table-cell>
          <table:table-cell office:value-type="string">
            <text:p>Up-Right</text:p>
          </table:table-cell>
          <table:table-cell office:value-type="string">
            <text:p>Down-left</text:p>
          </table:table-cell>
          <table:table-cell office:value-type="string">
            <text:p>Down-Right</text:p>
          </table:table-cell>
          <table:table-cell office:value-type="string">
            <text:p>PanSpeed</text:p>
          </table:table-cell>
          <table:table-cell office:value-type="string">
            <text:p>PresetSave</text:p>
          </table:table-cell>
          <table:table-cell office:value-type="string">
            <text:p>PresetCall</text:p>
          </table:table-cell>
          <table:table-cell office:value-type="string">
            <text:p>PresetClear</text:p>
          </table:table-cell>
          <table:table-cell office:value-type="string">
            <text:p>TourAdd</text:p>
          </table:table-cell>
          <table:table-cell office:value-type="string">
            <text:p>TourClea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string">
            <text:p>ACTi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/cgi-bin/system?INFO</text:p>
          </table:table-cell>
          <table:table-cell/>
          <table:table-cell office:value-type="string">
            <text:p>/cgi-bin/mpeg4?USER=$user&amp;PWD=$password&amp;VIDEO_BRIGHTNESS=</text:p>
          </table:table-cell>
          <table:table-cell office:value-type="string">
            <text:p>/cgi-bin/mpeg4?USER=$user&amp;PWD=$password&amp;VIDEO_CONTRAST=</text:p>
          </table:table-cell>
          <table:table-cell office:value-type="string">
            <text:p>/cgi-bin/mpeg4?USER=$user&amp;PWD=$password&amp;VIDEO_SATURATION=</text:p>
          </table:table-cell>
          <table:table-cell office:value-type="string">
            <text:p>/cgi-bin/mpeg4?USER=$user&amp;PWD=$password&amp;VIDEO_HUE=</text:p>
          </table:table-cell>
          <table:table-cell office:value-type="string">
            <text:p>/cgi-bin/mpeg4?USER=$user&amp;PWD=$password&amp;VIDEO_RESOLUTION=</text:p>
          </table:table-cell>
          <table:table-cell office:value-type="string">
            <text:p>/cgi-bin/mpeg4?USER=$user&amp;PWD=$password&amp;VIDEO_BITRATE=</text:p>
          </table:table-cell>
          <table:table-cell office:value-type="string">
            <text:p>/cgi-bin/mpeg4?USER=$user&amp;PWD=$password&amp;VIDEO_FPS_NUM=</text:p>
          </table:table-cell>
          <table:table-cell table:number-columns-repeated="2"/>
          <table:table-cell office:value-type="string">
            <text:p>/cgi-bin/mpeg4?USER=$user&amp;PWD=$password&amp;VIDEO_CAMERA_NAME=</text:p>
          </table:table-cell>
          <table:table-cell office:value-type="string">
            <text:p>/cgi-bin/system?USER=$user&amp;PWD=password&amp;SAVE_REBOOT</text:p>
          </table:table-cell>
          <table:table-cell table:number-columns-repeated="5"/>
          <table:table-cell office:value-type="string">
            <text:p>/cgi-bin/mpeg4?USER=$user&amp;PWD=$password&amp;MOTION_ENABLED=0x01</text:p>
          </table:table-cell>
          <table:table-cell table:number-columns-repeated="6"/>
          <table:table-cell office:value-type="string">
            <text:p>/cgi-bin/encoder?USER=$user&amp;PWD=$password&amp;MOVE=LEFT</text:p>
          </table:table-cell>
          <table:table-cell table:style-name="ce1" office:value-type="string">
            <text:p>/cgi-bin/encoder?USER=$user&amp;PWD=$password&amp;MOVE=RIGHT</text:p>
          </table:table-cell>
          <table:table-cell office:value-type="string">
            <text:p>/cgi-bin/encoder?USER=$user&amp;PWD=$password&amp;MOVE=UP</text:p>
          </table:table-cell>
          <table:table-cell office:value-type="string">
            <text:p>/cgi-bin/encoder?USER=$user&amp;PWD=$password&amp;MOVE=DOWN</text:p>
          </table:table-cell>
          <table:table-cell/>
          <table:table-cell office:value-type="string">
            <text:p>/cgi-bin/encoder?USER=$user&amp;PWD=$password&amp;MOVE=UPRIGHT</text:p>
          </table:table-cell>
          <table:table-cell office:value-type="string">
            <text:p>/cgi-bin/encoder?USER=$user&amp;PWD=$password&amp;MOVE=UPLEFT</text:p>
          </table:table-cell>
          <table:table-cell office:value-type="string">
            <text:p>/cgi-bin/encoder?USER=$user&amp;PWD=$password&amp;MOVE=DOWNRIGHT</text:p>
          </table:table-cell>
          <table:table-cell/>
          <table:table-cell office:value-type="string">
            <text:p>/cgi-bin/cmd/encoder?USER=Admin&amp;PWD=123456&amp;PTZ_PRESET_SET=1,0</text:p>
          </table:table-cell>
          <table:table-cell office:value-type="string">
            <text:p>/cgi-bin/encoder?USER=Admin&amp;PWD=123456&amp;PTZ_PRESET_GO=1</text:p>
          </table:table-cell>
          <table:table-cell/>
          <table:table-cell office:value-type="string">
            <text:p>/cgi-bin/encoder?USER=Admin&amp;PWD=123456&amp;PTZ_TOUR_SET=$tourgroup,$tourentry,$preset</text:p>
          </table:table-cell>
          <table:table-cell table:number-columns-repeated="2"/>
        </table:table-row>
        <table:table-row table:style-name="ro1">
          <table:table-cell office:value-type="string">
            <text:p>Ax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/axis-cgi/jpg/image.cgi</text:p>
          </table:table-cell>
          <table:table-cell/>
          <table:table-cell office:value-type="string">
            <text:p>/axis-cgi/mjpg/video.cgi</text:p>
          </table:table-cell>
          <table:table-cell office:value-type="string">
            <text:p>/axis-cgi/com/ptz.cgi?brightness=</text:p>
          </table:table-cell>
          <table:table-cell table:number-columns-repeated="3"/>
          <table:table-cell office:value-type="string">
            <text:p>/param.cgi?action=update&amp;Image.I0.Resolution=</text:p>
          </table:table-cell>
          <table:table-cell table:number-columns-repeated="5"/>
          <table:table-cell office:value-type="string">
            <text:p>/axis-cgi/restart.cgi</text:p>
          </table:table-cell>
          <table:table-cell table:number-columns-repeated="8"/>
          <table:table-cell office:value-type="string">
            <text:p>/axis-cgi/com/ptz.cgi?focus=</text:p>
          </table:table-cell>
          <table:table-cell office:value-type="string">
            <text:p>/axis-cgi/com/ptz.cgi?focus=</text:p>
          </table:table-cell>
          <table:table-cell office:value-type="string">
            <text:p>/axis-cgi/com/ptz.cgi?zoom=</text:p>
          </table:table-cell>
          <table:table-cell office:value-type="string">
            <text:p>/axis-cgi/com/ptz.cgi?zoom=</text:p>
          </table:table-cell>
          <table:table-cell office:value-type="string">
            <text:p>/axis-cgi/com/ptz.cgi?move=left</text:p>
          </table:table-cell>
          <table:table-cell office:value-type="string">
            <text:p>/axis-cgi/com/ptz.cgi?move=right</text:p>
          </table:table-cell>
          <table:table-cell/>
          <table:table-cell office:value-type="string">
            <text:p>/axis-cgi/com/ptz.cgi?move=down</text:p>
          </table:table-cell>
          <table:table-cell office:value-type="string">
            <text:p>/axis-cgi/com/ptz.cgi?move=upleft</text:p>
          </table:table-cell>
          <table:table-cell office:value-type="string">
            <text:p>/axis-cgi/com/ptz.cgi?move=upright</text:p>
          </table:table-cell>
          <table:table-cell office:value-type="string">
            <text:p>/axis-cgi/com/ptz.cgi?move=downleft</text:p>
          </table:table-cell>
          <table:table-cell office:value-type="string">
            <text:p>/axis-cgi/com/ptz.cgi?move=downright</text:p>
          </table:table-cell>
          <table:table-cell/>
          <table:table-cell table:style-name="ce5"/>
          <table:table-cell office:value-type="string">
            <text:p>/axis-cgi/com/ptz.cgi?gotoserverpresetno=</text:p>
          </table:table-cell>
          <table:table-cell/>
          <table:table-cell table:style-name="ce5"/>
          <table:table-cell/>
          <table:table-cell office:value-type="string">
            <text:p>Zoom / Focus are integers (1 – 9999)</text:p>
          </table:table-cell>
        </table:table-row>
        <table:table-row table:style-name="ro1">
          <table:table-cell office:value-type="string">
            <text:p>Vivotek</text:p>
          </table:table-cell>
          <table:table-cell office:value-type="float" office:value="2">
            <text:p>2</text:p>
          </table:table-cell>
          <table:table-cell table:number-columns-repeated="42"/>
        </table:table-row>
        <table:table-row table:style-name="ro1" table:number-rows-repeated="3">
          <table:table-cell table:number-columns-repeated="44"/>
        </table:table-row>
        <table:table-row table:style-name="ro1">
          <table:table-cell office:value-type="string">
            <text:p>TRENDnet</text:p>
          </table:table-cell>
          <table:table-cell table:number-columns-repeated="43"/>
        </table:table-row>
        <table:table-row table:style-name="ro1">
          <table:table-cell office:value-type="string">
            <text:p>Arecont Vision</text:p>
          </table:table-cell>
          <table:table-cell table:number-columns-repeated="43"/>
        </table:table-row>
        <table:table-row table:style-name="ro1">
          <table:table-cell office:value-type="string">
            <text:p>Pixor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/GetImage.cgi</text:p>
          </table:table-cell>
          <table:table-cell table:number-columns-repeated="2"/>
          <table:table-cell office:value-type="string">
            <text:p>/SetImageValue.cgi?Brightness=</text:p>
          </table:table-cell>
          <table:table-cell office:value-type="string">
            <text:p>/SetImageValue.cgi?Contrast=</text:p>
          </table:table-cell>
          <table:table-cell office:value-type="string">
            <text:p>/SetImageValue.cgi?Saturation=</text:p>
          </table:table-cell>
          <table:table-cell office:value-type="string">
            <text:p>/SetImageValue.cgi?Hue=</text:p>
          </table:table-cell>
          <table:table-cell office:value-type="string">
            <text:p>/SetMultimedia.cgi?&amp;Resolution=</text:p>
          </table:table-cell>
          <table:table-cell/>
          <table:table-cell office:value-type="string">
            <text:p>/SetMultimedia.cgi?&amp;Fps=</text:p>
          </table:table-cell>
          <table:table-cell office:value-type="string">
            <text:p>/SetMultimedia.cgi?&amp;CodecType=</text:p>
          </table:table-cell>
          <table:table-cell/>
          <table:table-cell office:value-type="string">
            <text:p>/SetName.cgi?name=</text:p>
          </table:table-cell>
          <table:table-cell office:value-type="string">
            <text:p>/Reboot.cgi</text:p>
          </table:table-cell>
          <table:table-cell office:value-type="string">
            <text:p>/SetMultimedia.cgi?Audio=1</text:p>
          </table:table-cell>
          <table:table-cell table:number-columns-repeated="4"/>
          <table:table-cell office:value-type="string">
            <text:p>/SetMotionDetect.cgi?md_enable=1</text:p>
          </table:table-cell>
          <table:table-cell table:number-columns-repeated="2"/>
          <table:table-cell office:value-type="string">
            <text:p>/SetPTZ.cgi?Dir=FocusNear</text:p>
          </table:table-cell>
          <table:table-cell office:value-type="string">
            <text:p>/SetPTZ.cgi?Dir=FocusNear</text:p>
          </table:table-cell>
          <table:table-cell office:value-type="string">
            <text:p>/SetPTZ.cgi?Dir=ZoomIn</text:p>
          </table:table-cell>
          <table:table-cell office:value-type="string">
            <text:p>/SetPTZ.cgi?Dir=ZoomIn</text:p>
          </table:table-cell>
          <table:table-cell office:value-type="string">
            <text:p>/SetPTZ.cgi?Dir=Left</text:p>
          </table:table-cell>
          <table:table-cell office:value-type="string">
            <text:p>/SetPTZ.cgi?Dir=Right</text:p>
          </table:table-cell>
          <table:table-cell office:value-type="string">
            <text:p>/SetPTZ.cgi?Dir=up</text:p>
          </table:table-cell>
          <table:table-cell office:value-type="string">
            <text:p>/SetPTZ.cgi?Dir=Down</text:p>
          </table:table-cell>
          <table:table-cell office:value-type="string">
            <text:p>/SetPTZ.cgi?Dir=Down</text:p>
          </table:table-cell>
          <table:table-cell table:number-columns-repeated="10"/>
        </table:table-row>
        <table:table-row table:style-name="ro1">
          <table:table-cell office:value-type="string">
            <text:p>Pixord</text:p>
          </table:table-cell>
          <table:table-cell office:value-type="float" office:value="2">
            <text:p>2</text:p>
          </table:table-cell>
          <table:table-cell/>
          <table:table-cell office:value-type="string">
            <text:p>/cgi-bin/admin/snapshot.cgi</text:p>
          </table:table-cell>
          <table:table-cell table:number-columns-repeated="2"/>
          <table:table-cell office:value-type="string">
            <text:p>/cgi-bin/param.cgi?Brightness=</text:p>
          </table:table-cell>
          <table:table-cell table:number-columns-repeated="3"/>
          <table:table-cell office:value-type="string">
            <text:p>/cgi-bin/param.cgi?Appearance.Resolution=</text:p>
          </table:table-cell>
          <table:table-cell office:value-type="string">
            <text:p>/cgi-bin/param.cgi&amp;RateControl.TargetBitrate=</text:p>
          </table:table-cell>
          <table:table-cell office:value-type="string">
            <text:p>/cgi-bin/param.cgi&amp;Stream.FPS=</text:p>
          </table:table-cell>
          <table:table-cell office:value-type="string">
            <text:p>/cgi-bin/param.cgi&amp;VideoFormat=</text:p>
          </table:table-cell>
          <table:table-cell/>
          <table:table-cell office:value-type="string">
            <text:p>/cgi-bin/param.cgi&amp;Layout.Title=</text:p>
          </table:table-cell>
          <table:table-cell/>
          <table:table-cell office:value-type="string">
            <text:p>/cgi-bin/param.cgi&amp;AudioEnabled=</text:p>
          </table:table-cell>
          <table:table-cell table:number-columns-repeated="5"/>
          <table:table-cell office:value-type="string">
            <text:p>/SetMotionDetect.cgi</text:p>
          </table:table-cell>
          <table:table-cell/>
          <table:table-cell office:value-type="string">
            <text:p>/cgi-bin/ptz.cgi?action=focus</text:p>
          </table:table-cell>
          <table:table-cell/>
          <table:table-cell office:value-type="string">
            <text:p>/cgi-bin/ptz.cgi?action=zoom</text:p>
          </table:table-cell>
          <table:table-cell/>
          <table:table-cell office:value-type="string">
            <text:p>/cgi-bin/ptz.cgi?action=direction.move=left</text:p>
          </table:table-cell>
          <table:table-cell office:value-type="string">
            <text:p>/cgi-bin/ptz.cgi?action=direction.move=left</text:p>
          </table:table-cell>
          <table:table-cell office:value-type="string">
            <text:p>/cgi-bin/ptz.cgi?action=direction&amp;move=up</text:p>
          </table:table-cell>
          <table:table-cell office:value-type="string">
            <text:p>/cgi-bin/ptz.cgi?action=direction&amp;move=down</text:p>
          </table:table-cell>
          <table:table-cell office:value-type="string">
            <text:p>/cgi-bin/ptz.cgi?action=direction&amp;move=upleft</text:p>
          </table:table-cell>
          <table:table-cell office:value-type="string">
            <text:p>/cgi-bin/ptz.cgi?action=direction&amp;move=upright</text:p>
          </table:table-cell>
          <table:table-cell office:value-type="string">
            <text:p>/cgi-bin/ptz.cgi?action=direction&amp;move=downright</text:p>
          </table:table-cell>
          <table:table-cell table:number-columns-repeated="8"/>
        </table:table-row>
        <table:table-row table:style-name="ro1">
          <table:table-cell office:value-type="string">
            <text:p>Brick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/cgi-bin/media.cgi?action=getSnapshot</text:p>
          </table:table-cell>
          <table:table-cell table:number-columns-repeated="2"/>
          <table:table-cell office:value-type="string">
            <text:p>/cgi-bin/camera.cgi?action=setBrightness.level=</text:p>
          </table:table-cell>
          <table:table-cell office:value-type="string">
            <text:p>/cgi-bin/camera.cgi?action=setContrast.level=</text:p>
          </table:table-cell>
          <table:table-cell office:value-type="string">
            <text:p>/cgi-bin/camera.cgi?action=setSaturation.level=</text:p>
          </table:table-cell>
          <table:table-cell table:number-columns-repeated="35"/>
        </table:table-row>
        <table:table-row table:style-name="ro1">
          <table:table-cell office:value-type="string">
            <text:p>Sony</text:p>
          </table:table-cell>
          <table:table-cell office:value-type="float" office:value="3">
            <text:p>3</text:p>
          </table:table-cell>
          <table:table-cell table:number-columns-repeated="42"/>
        </table:table-row>
        <table:table-row table:style-name="ro1">
          <table:table-cell office:value-type="string">
            <text:p>Sony</text:p>
          </table:table-cell>
          <table:table-cell office:value-type="float" office:value="4">
            <text:p>4</text:p>
          </table:table-cell>
          <table:table-cell table:number-columns-repeated="42"/>
        </table:table-row>
        <table:table-row table:style-name="ro1">
          <table:table-cell office:value-type="string">
            <text:p>Sony</text:p>
          </table:table-cell>
          <table:table-cell office:value-type="float" office:value="5">
            <text:p>5</text:p>
          </table:table-cell>
          <table:table-cell/>
          <table:table-cell office:value-type="string">
            <text:p>/oneshotimage.jpg</text:p>
          </table:table-cell>
          <table:table-cell/>
          <table:table-cell office:value-type="string">
            <text:p>/mjpeg?speed=30</text:p>
          </table:table-cell>
          <table:table-cell office:value-type="string">
            <text:p>/command/camera.cgi?Brightness=</text:p>
          </table:table-cell>
          <table:table-cell office:value-type="string">
            <text:p>/command/camera.cgi?Contrast=</text:p>
          </table:table-cell>
          <table:table-cell office:value-type="string">
            <text:p>/command/camera.cgi?Saturation=</text:p>
          </table:table-cell>
          <table:table-cell/>
          <table:table-cell office:value-type="string">
            <text:p>/command/camera.cgi?ImageSize=</text:p>
          </table:table-cell>
          <table:table-cell office:value-type="string">
            <text:p>/command/camera.cgi?BitRate=</text:p>
          </table:table-cell>
          <table:table-cell office:value-type="string">
            <text:p>/command/camera.cgi?FrameRate=</text:p>
          </table:table-cell>
          <table:table-cell office:value-type="string">
            <text:p>/command/camera.cgi?ImageCodec=</text:p>
          </table:table-cell>
          <table:table-cell office:value-type="string">
            <text:p>/command/camera.cgi?DayNightMode=</text:p>
          </table:table-cell>
          <table:table-cell office:value-type="string">
            <text:p>/command/system.cgi?TitleBar=</text:p>
          </table:table-cell>
          <table:table-cell office:value-type="string">
            <text:p>/command/main.cgi?system=reboot</text:p>
          </table:table-cell>
          <table:table-cell office:value-type="string">
            <text:p>/command/camera.cgi?AudioIn=</text:p>
          </table:table-cell>
          <table:table-cell office:value-type="string">
            <text:p>/command/camera.cgi?AudioInVolume=</text:p>
          </table:table-cell>
          <table:table-cell office:value-type="string">
            <text:p>/command/camera.cgi?MicLineSelect=</text:p>
          </table:table-cell>
          <table:table-cell office:value-type="string">
            <text:p>/command/camera.cgi?AudioOut=</text:p>
          </table:table-cell>
          <table:table-cell office:value-type="string">
            <text:p>/command/camera.cgi?AudioOutnVolume=</text:p>
          </table:table-cell>
          <table:table-cell table:number-columns-repeated="3"/>
          <table:table-cell office:value-type="string">
            <text:p>/command/ptzf.cgi?move=near,speed=$speed</text:p>
          </table:table-cell>
          <table:table-cell office:value-type="string">
            <text:p>/command/ptzf.cgi?move=far,speed=$speed</text:p>
          </table:table-cell>
          <table:table-cell office:value-type="string">
            <text:p>/command/ptzf.cgi?move=tele,speed=$speed</text:p>
          </table:table-cell>
          <table:table-cell office:value-type="string">
            <text:p>/command/ptzf.cgi?move=wide,speed=$speed</text:p>
          </table:table-cell>
          <table:table-cell office:value-type="string">
            <text:p>/command/ptzf.cgi?move=left,speed=$speed</text:p>
          </table:table-cell>
          <table:table-cell office:value-type="string">
            <text:p>/command/ptzf.cgi?move=right,speed=$speed</text:p>
          </table:table-cell>
          <table:table-cell office:value-type="string">
            <text:p>/command/ptzf.cgi?move=up,speed=$speed</text:p>
          </table:table-cell>
          <table:table-cell office:value-type="string">
            <text:p>/command/ptzf.cgi?move=down,speed=$speed</text:p>
          </table:table-cell>
          <table:table-cell office:value-type="string">
            <text:p>/command/ptzf.cgi?move=up-left,speed=$speed</text:p>
          </table:table-cell>
          <table:table-cell office:value-type="string">
            <text:p>/command/ptzf.cgi?move=up-right,speed=$speed</text:p>
          </table:table-cell>
          <table:table-cell office:value-type="string">
            <text:p>/command/ptzf.cgi?move=down-left,speed=$speed</text:p>
          </table:table-cell>
          <table:table-cell office:value-type="string">
            <text:p>/command/ptzf.cgi?move=down-right,speed=$speed</text:p>
          </table:table-cell>
          <table:table-cell/>
          <table:table-cell office:value-type="string">
            <text:p>/command/presetposition.cgi?PresetSet=$presetnumber,$name</text:p>
          </table:table-cell>
          <table:table-cell office:value-type="string">
            <text:p>/command/presetposition.cgi?PresetCall=$presetnumber,$speed</text:p>
          </table:table-cell>
          <table:table-cell office:value-type="string">
            <text:p>/command/presetposition.cgi?PresetClear=$presetnumber</text:p>
          </table:table-cell>
          <table:table-cell office:value-type="string">
            <text:p>/command/presetposition.cgi?GroupAdd=$group,$groupname</text:p>
          </table:table-cell>
          <table:table-cell office:value-type="string">
            <text:p>/command/presetposition.cgi?GroupClear=$group</text:p>
          </table:table-cell>
          <table:table-cell/>
        </table:table-row>
        <table:table-row table:style-name="ro1">
          <table:table-cell office:value-type="string">
            <text:p>Topic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/image.jpg</text:p>
          </table:table-cell>
          <table:table-cell/>
          <table:table-cell office:value-type="string">
            <text:p>/video.mjpg</text:p>
          </table:table-cell>
          <table:table-cell table:number-columns-repeated="17"/>
          <table:table-cell office:value-type="string">
            <text:p>/config.cgi?action=add&amp;group=Motion&amp;template=motion&amp;Motion.M.Name=$Zone&amp;Motion.M.Top=$MotionTop&amp;Motion.M.Bottom=$MotionBottom&amp;Motion.M.Left=$MotionBottom,&amp;Motion.M.Right=$MotionRight</text:p>
          </table:table-cell>
          <table:table-cell table:number-columns-repeated="20"/>
        </table:table-row>
        <table:table-row table:style-name="ro1">
          <table:table-cell office:value-type="string">
            <text:p>MeritLilin</text:p>
          </table:table-cell>
          <table:table-cell table:number-columns-repeated="43"/>
        </table:table-row>
        <table:table-row table:style-name="ro1">
          <table:table-cell office:value-type="string">
            <text:p>Toshiba</text:p>
          </table:table-cell>
          <table:table-cell table:number-columns-repeated="43"/>
        </table:table-row>
      </table:table>
      <table:table table:name="IP Cameras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number-columns-repeated="9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row table:style-name="ro1">
          <table:table-cell office:value-type="string">
            <text:p>Manufacturer</text:p>
          </table:table-cell>
          <table:table-cell office:value-type="string">
            <text:p>Model Number</text:p>
          </table:table-cell>
          <table:table-cell office:value-type="string">
            <text:p>Type</text:p>
          </table:table-cell>
          <table:table-cell office:value-type="string">
            <text:p>Channels</text:p>
          </table:table-cell>
          <table:table-cell office:value-type="string">
            <text:p>BitRate</text:p>
          </table:table-cell>
          <table:table-cell office:value-type="string">
            <text:p>SDKVersion</text:p>
          </table:table-cell>
          <table:table-cell office:value-type="string">
            <text:p>APISetMotionDetection</text:p>
          </table:table-cell>
          <table:table-cell office:value-type="string">
            <text:p>Compression</text:p>
          </table:table-cell>
          <table:table-cell office:value-type="string">
            <text:p>VideoModes</text:p>
          </table:table-cell>
          <table:table-cell office:value-type="string">
            <text:p>SupportedResolutions</text:p>
          </table:table-cell>
          <table:table-cell office:value-type="string">
            <text:p>TitleCharcters</text:p>
          </table:table-cell>
          <table:table-cell office:value-type="string">
            <text:p>AudioIn</text:p>
          </table:table-cell>
          <table:table-cell office:value-type="string">
            <text:p>AudioOut</text:p>
          </table:table-cell>
          <table:table-cell office:value-type="string">
            <text:p>AlarmIn</text:p>
          </table:table-cell>
          <table:table-cell office:value-type="string">
            <text:p>AlarmOut</text:p>
          </table:table-cell>
          <table:table-cell office:value-type="string">
            <text:p>Triggering</text:p>
          </table:table-cell>
          <table:table-cell office:value-type="string">
            <text:p>PT</text:p>
          </table:table-cell>
          <table:table-cell office:value-type="string">
            <text:p>PTZ</text:p>
          </table:table-cell>
          <table:table-cell office:value-type="string">
            <text:p>PT-Full360</text:p>
          </table:table-cell>
          <table:table-cell office:value-type="string">
            <text:p>PTZ-Presets</text:p>
          </table:table-cell>
          <table:table-cell office:value-type="string">
            <text:p>GroupPresets</text:p>
          </table:table-cell>
          <table:table-cell office:value-type="string">
            <text:p>MoveSpeed</text:p>
          </table:table-cell>
          <table:table-cell office:value-type="string">
            <text:p>ZoomSpeed</text:p>
          </table:table-cell>
          <table:table-cell office:value-type="string">
            <text:p>FocusSpeed</text:p>
          </table:table-cell>
          <table:table-cell office:value-type="string">
            <text:p>PTZTemplate</text:p>
          </table:table-cell>
        </table:table-row>
        <table:table-row table:style-name="ro1">
          <table:table-cell office:value-type="string">
            <text:p>ACTi</text:p>
          </table:table-cell>
          <table:table-cell office:value-type="string">
            <text:p>CAM-52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ACTi</text:p>
          </table:table-cell>
          <table:table-cell office:value-type="string">
            <text:p>CAM-522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CAM-53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CAM-532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CAM-730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CAM-73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CAM-732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CAM-7322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CAM-651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CAM-661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CAM-662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CAM-663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10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64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123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1232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13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143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1432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15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30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64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30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64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32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33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34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34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35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36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640x480-30FPS,352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3603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640x480-30FPS,352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37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3703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74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75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400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420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42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50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64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56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56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57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82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82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85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123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1280x1024-18FPS,1280x720-26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1232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1280x1024-18FPS,1280x720-26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15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1280x1024-18FPS,1280x720-26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34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1280x1024-18FPS,1280x720-26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34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1280x1024-18FPS,1280x720-26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35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1280x1024-18FPS,1280x720-26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74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1280x1024-18FPS,1280x720-26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43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1280x1024-18FPS,1280x720-26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53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1280x960-15FPS,1280x720-3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5312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1280x960-15FPS,1280x720-3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56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1280x1024-18FPS,1280x720-26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56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1280x1024-18FPS,1280x720-26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TCD-2500</text:p>
          </table:table-cell>
          <table:table-cell office:value-type="string">
            <text:p>Video Serv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SED-2120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SED-2140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 table:number-columns-repeated="5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SED-2610</text:p>
          </table:table-cell>
          <table:table-cell office:value-type="string">
            <text:p>Video Server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 table:number-columns-repeated="5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D-2100</text:p>
          </table:table-cell>
          <table:table-cell office:value-type="string">
            <text:p>Video Serv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 table:number-columns-repeated="5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D-2200</text:p>
          </table:table-cell>
          <table:table-cell office:value-type="string">
            <text:p>Video Serv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 table:number-columns-repeated="5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D-2300</text:p>
          </table:table-cell>
          <table:table-cell office:value-type="string">
            <text:p>Video Serv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 table:number-columns-repeated="5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D-2400</text:p>
          </table:table-cell>
          <table:table-cell office:value-type="string">
            <text:p>Video Serv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 table:number-columns-repeated="5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D-2000Q</text:p>
          </table:table-cell>
          <table:table-cell office:value-type="string">
            <text:p>Video Serv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 table:number-columns-repeated="5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209FD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09FD-R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09MFD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1280x1024-12FPS,640x480-30FPS,320x240-30F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09MFD-R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1280x1024-12FPS,640x480-30FPS,320x240-30F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M30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1280x800-30FPS,1280x720-30FPS,640x480-30FPS,320x240-30F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M3014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1280x800-30FPS,1280x720-30FPS,640x480-30FPS,320x240-30F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16FD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16FD-V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P33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P3301-V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16MFD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1280x1024-12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16MFD-V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1280x1024-12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25FD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P3343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800x60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P3343-V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280x800-30FPS,1280x72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P3344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280x800-30FPS,1280x72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P3344-V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P3343-VE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280x800-30FPS,1280x720-30FPS,800x60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P3344-VE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280x800-30FPS,1280x720-30FPS,800x60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07W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 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07MW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1280x1024-12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 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M10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M,A 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M1011-W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M,A 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M103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M1031-W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float" office:value="210">
            <text:p>21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10A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P13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float" office:value="211">
            <text:p>2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11A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11W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11M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1280x1024-12FPS,640x480-30FPS,320x240-30FPS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 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float" office:value="221">
            <text:p>22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45FPS,480x360-60FP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P1343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800x60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P1344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280x800-30FPS,1280x72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23M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600x1200-9FPS,1600x900-12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P1346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920x1080-30FPS,1600x1200-30FPS,2048x1536-20FPS,1600x900-12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Q1755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920x1080-30FPS,1600x1200-30FPS1280x72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12PTZ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 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Axis</text:p>
          </table:table-cell>
          <table:table-cell office:value-type="string">
            <text:p>212PTZ-V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Axis</text:p>
          </table:table-cell>
          <table:table-cell office:value-type="string">
            <text:p>213PTZ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M,A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Axis</text:p>
          </table:table-cell>
          <table:table-cell office:value-type="string">
            <text:p>214PTZ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Axis</text:p>
          </table:table-cell>
          <table:table-cell office:value-type="string">
            <text:p>215PTZ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Axis</text:p>
          </table:table-cell>
          <table:table-cell office:value-type="string">
            <text:p>215PTZ-E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M,A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Axis</text:p>
          </table:table-cell>
          <table:table-cell office:value-type="string">
            <text:p>P5534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280x72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Axis</text:p>
          </table:table-cell>
          <table:table-cell office:value-type="string">
            <text:p>232D+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704x480-30FPS,640x480-30FPS,320x240-30FPS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Axis</text:p>
          </table:table-cell>
          <table:table-cell office:value-type="string">
            <text:p>233D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704x48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Axis</text:p>
          </table:table-cell>
          <table:table-cell office:value-type="string">
            <text:p>Q6032-E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704x480-30FPS,640x480-30FPS,320x240-30FPS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Axis</text:p>
          </table:table-cell>
          <table:table-cell office:value-type="string">
            <text:p>Q191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60x128-8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M,A,T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Q1910-E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60x128-8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M,A,T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241S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M7001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720x480-21FPS,720x288-30FPS,640x480-30FPS,320x240-30F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243SA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M,A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247S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M,A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Q7401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720x480-30FPS,640x480-30FPS,320x240-30FP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M,A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240Q</text:p>
          </table:table-cell>
          <table:table-cell office:value-type="string">
            <text:p>Video Server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241Q</text:p>
          </table:table-cell>
          <table:table-cell office:value-type="string">
            <text:p>Video Server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M,A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241QA</text:p>
          </table:table-cell>
          <table:table-cell office:value-type="string">
            <text:p>Video Server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M,A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Q7404</text:p>
          </table:table-cell>
          <table:table-cell office:value-type="string">
            <text:p>Video Server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720x480-30FPS,640x480-30FPS,320x240-30FP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M,A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243Q</text:p>
          </table:table-cell>
          <table:table-cell office:value-type="string">
            <text:p>Video Server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Q7406</text:p>
          </table:table-cell>
          <table:table-cell office:value-type="string">
            <text:p>Video Server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720x480-30FPS,640x480-30FPS,320x240-30F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736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8332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8330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7330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7142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816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716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7160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Z715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725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7153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7130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713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7133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7135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SD7313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SD7323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SD715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FD836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FD714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FD7141V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FD816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FD7132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FD713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PZ711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PZ712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PZ713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PT7135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VS8102</text:p>
          </table:table-cell>
          <table:table-cell office:value-type="string">
            <text:p>Video Serv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VS7100</text:p>
          </table:table-cell>
          <table:table-cell office:value-type="string">
            <text:p>Video Serv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TRENDnet</text:p>
          </table:table-cell>
          <table:table-cell office:value-type="string">
            <text:p>TV-IP512P</text:p>
          </table:table-cell>
          <table:table-cell office:value-type="string">
            <text:p>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TRENDnet</text:p>
          </table:table-cell>
          <table:table-cell office:value-type="string">
            <text:p>TV-IP512WN</text:p>
          </table:table-cell>
          <table:table-cell office:value-type="string">
            <text:p>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TRENDnet</text:p>
          </table:table-cell>
          <table:table-cell office:value-type="string">
            <text:p>TV-IP522P</text:p>
          </table:table-cell>
          <table:table-cell office:value-type="string">
            <text:p>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TRENDnet</text:p>
          </table:table-cell>
          <table:table-cell office:value-type="string">
            <text:p>TV-IP110W</text:p>
          </table:table-cell>
          <table:table-cell office:value-type="string">
            <text:p>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TRENDnet</text:p>
          </table:table-cell>
          <table:table-cell office:value-type="string">
            <text:p>TV-IP121W</text:p>
          </table:table-cell>
          <table:table-cell office:value-type="string">
            <text:p>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TRENDnet</text:p>
          </table:table-cell>
          <table:table-cell office:value-type="string">
            <text:p>TV-IP252P</text:p>
          </table:table-cell>
          <table:table-cell office:value-type="string">
            <text:p>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TRENDnet</text:p>
          </table:table-cell>
          <table:table-cell office:value-type="string">
            <text:p>TV-IP312</text:p>
          </table:table-cell>
          <table:table-cell office:value-type="string">
            <text:p>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TRENDnet</text:p>
          </table:table-cell>
          <table:table-cell office:value-type="string">
            <text:p>TV-IP312W</text:p>
          </table:table-cell>
          <table:table-cell office:value-type="string">
            <text:p>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TRENDnet</text:p>
          </table:table-cell>
          <table:table-cell office:value-type="string">
            <text:p>TV-IP410</text:p>
          </table:table-cell>
          <table:table-cell office:value-type="string">
            <text:p>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TRENDnet</text:p>
          </table:table-cell>
          <table:table-cell office:value-type="string">
            <text:p>TV-IP410W</text:p>
          </table:table-cell>
          <table:table-cell office:value-type="string">
            <text:p>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TRENDnet</text:p>
          </table:table-cell>
          <table:table-cell office:value-type="string">
            <text:p>TV-IP422</text:p>
          </table:table-cell>
          <table:table-cell office:value-type="string">
            <text:p>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TRENDnet</text:p>
          </table:table-cell>
          <table:table-cell office:value-type="string">
            <text:p>TV-IP422W</text:p>
          </table:table-cell>
          <table:table-cell office:value-type="string">
            <text:p>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1300AI</text:p>
          </table:table-cell>
          <table:table-cell office:value-type="string">
            <text:p>1.3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1280x1024-32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1300DN</text:p>
          </table:table-cell>
          <table:table-cell office:value-type="string">
            <text:p>1.3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Auto,Day,Night</text:p>
          </table:table-cell>
          <table:table-cell office:value-type="string">
            <text:p>1280x1024-32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1300M</text:p>
          </table:table-cell>
          <table:table-cell office:value-type="string">
            <text:p>1.3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1280x1024-32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1305</text:p>
          </table:table-cell>
          <table:table-cell office:value-type="string">
            <text:p>1.3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1280x1024-32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1305DN</text:p>
          </table:table-cell>
          <table:table-cell office:value-type="string">
            <text:p>1.3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Auto,Day,Night</text:p>
          </table:table-cell>
          <table:table-cell office:value-type="string">
            <text:p>1280x1024-32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1305-AI</text:p>
          </table:table-cell>
          <table:table-cell office:value-type="string">
            <text:p>1.3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1280x1024-32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1355</text:p>
          </table:table-cell>
          <table:table-cell office:value-type="string">
            <text:p>1.3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1280x1024-32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1355DN</text:p>
          </table:table-cell>
          <table:table-cell office:value-type="string">
            <text:p>1.3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Auto,Day,Night</text:p>
          </table:table-cell>
          <table:table-cell office:value-type="string">
            <text:p>1280x1024-32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2100AI</text:p>
          </table:table-cell>
          <table:table-cell office:value-type="string">
            <text:p>2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1280x1024-32FPS,1600x1200-30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2100DN</text:p>
          </table:table-cell>
          <table:table-cell office:value-type="string">
            <text:p>2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Auto,Day,Night</text:p>
          </table:table-cell>
          <table:table-cell office:value-type="string">
            <text:p>1280x1024-32FPS,1600x1200-30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2100M</text:p>
          </table:table-cell>
          <table:table-cell office:value-type="string">
            <text:p>2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1280x1024-32FPS,1600x1200-30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2105</text:p>
          </table:table-cell>
          <table:table-cell office:value-type="string">
            <text:p>2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1280x1024-32FPS,1600x1200-30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2105-AI</text:p>
          </table:table-cell>
          <table:table-cell office:value-type="string">
            <text:p>2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1280x1024-32FPS,1600x1200-30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2105DN</text:p>
          </table:table-cell>
          <table:table-cell office:value-type="string">
            <text:p>2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Auto,Day,Night</text:p>
          </table:table-cell>
          <table:table-cell office:value-type="string">
            <text:p>1280x1024-32FPS,1600x1200-30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2155</text:p>
          </table:table-cell>
          <table:table-cell office:value-type="string">
            <text:p>2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1280x1024-32FPS,1600x1200-30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2155DN</text:p>
          </table:table-cell>
          <table:table-cell office:value-type="string">
            <text:p>2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Auto,Day,Night</text:p>
          </table:table-cell>
          <table:table-cell office:value-type="string">
            <text:p>1280x1024-32FPS,1600x1200-30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3100AI</text:p>
          </table:table-cell>
          <table:table-cell office:value-type="string">
            <text:p>3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3100DN</text:p>
          </table:table-cell>
          <table:table-cell office:value-type="string">
            <text:p>3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Auto,Day,Night</text:p>
          </table:table-cell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3100M</text:p>
          </table:table-cell>
          <table:table-cell office:value-type="string">
            <text:p>3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3105</text:p>
          </table:table-cell>
          <table:table-cell office:value-type="string">
            <text:p>3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3105-AI</text:p>
          </table:table-cell>
          <table:table-cell office:value-type="string">
            <text:p>3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3105DN</text:p>
          </table:table-cell>
          <table:table-cell office:value-type="string">
            <text:p>3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Auto,Day,Night</text:p>
          </table:table-cell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3155</text:p>
          </table:table-cell>
          <table:table-cell office:value-type="string">
            <text:p>3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3155DN</text:p>
          </table:table-cell>
          <table:table-cell office:value-type="string">
            <text:p>3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Auto,Day,Night</text:p>
          </table:table-cell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3130M</text:p>
          </table:table-cell>
          <table:table-cell office:value-type="string">
            <text:p>3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3135</text:p>
          </table:table-cell>
          <table:table-cell office:value-type="string">
            <text:p>3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5100AI</text:p>
          </table:table-cell>
          <table:table-cell office:value-type="string">
            <text:p>5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5100DN</text:p>
          </table:table-cell>
          <table:table-cell office:value-type="string">
            <text:p>5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Auto,Day,Night</text:p>
          </table:table-cell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5100M</text:p>
          </table:table-cell>
          <table:table-cell office:value-type="string">
            <text:p>5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5105</text:p>
          </table:table-cell>
          <table:table-cell office:value-type="string">
            <text:p>5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5155</text:p>
          </table:table-cell>
          <table:table-cell office:value-type="string">
            <text:p>5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5155DN</text:p>
          </table:table-cell>
          <table:table-cell office:value-type="string">
            <text:p>5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Auto,Day,Night</text:p>
          </table:table-cell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5105-AI</text:p>
          </table:table-cell>
          <table:table-cell office:value-type="string">
            <text:p>5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5105DN</text:p>
          </table:table-cell>
          <table:table-cell office:value-type="string">
            <text:p>5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Auto,Day,Night</text:p>
          </table:table-cell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Pixord</text:p>
          </table:table-cell>
          <table:table-cell office:value-type="string">
            <text:p>P600/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64kbit-6mbi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600x1200-15FPS,1280x720-30FPS,800x600-30FPS,640x480-30FPS,320x24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Pixord</text:p>
          </table:table-cell>
          <table:table-cell office:value-type="string">
            <text:p>P606W/POE</text:p>
          </table:table-cell>
          <table:table-cell office:value-type="string">
            <text:p>Wireless Camera</text:p>
          </table:table-cell>
          <table:table-cell office:value-type="float" office:value="1">
            <text:p>1</text:p>
          </table:table-cell>
          <table:table-cell office:value-type="string">
            <text:p>64kbit-6mbi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600x1200-15FPS,1280x720-30FPS,800x600-30FPS,640x480-30FPS,320x24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Pixord</text:p>
          </table:table-cell>
          <table:table-cell office:value-type="string">
            <text:p>PB630W/POE</text:p>
          </table:table-cell>
          <table:table-cell office:value-type="string">
            <text:p>Wireless Camera</text:p>
          </table:table-cell>
          <table:table-cell office:value-type="float" office:value="1">
            <text:p>1</text:p>
          </table:table-cell>
          <table:table-cell office:value-type="string">
            <text:p>64kbit-6mbi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640x480-30FPS,320x24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15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32kbit-2mbi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1280x1024-10FPS,640x480-30FPS,320x240-30FPS,160x12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16W</text:p>
          </table:table-cell>
          <table:table-cell office:value-type="string">
            <text:p>Wireless Camera</text:p>
          </table:table-cell>
          <table:table-cell office:value-type="float" office:value="1">
            <text:p>1</text:p>
          </table:table-cell>
          <table:table-cell office:value-type="string">
            <text:p>32kbit-4mbi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20x480-30FPS,704x480-30FPS,352x240-30FPS,176x12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1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64kbit-4mbi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20x480-30FPS,352x240-30FPS,176x112-30FPS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00W/POE</text:p>
          </table:table-cell>
          <table:table-cell office:value-type="string">
            <text:p>Wireless Camera</text:p>
          </table:table-cell>
          <table:table-cell office:value-type="float" office:value="1">
            <text:p>1</text:p>
          </table:table-cell>
          <table:table-cell office:value-type="string">
            <text:p>16kbit-4mbi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20x480-30FPS,352x240-30FPS,176x112-30FPS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26/POE</text:p>
          </table:table-cell>
          <table:table-cell/>
          <table:table-cell office:value-type="string">
            <text:p>Motion?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??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20x480-30FPS,352x240-30FPS,176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05W</text:p>
          </table:table-cell>
          <table:table-cell office:value-type="string">
            <text:p>Wireless 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52x240-30FPS,160x12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Pixord</text:p>
          </table:table-cell>
          <table:table-cell office:value-type="string">
            <text:p>PL62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64kbit-6mbi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600x1200-15FPS,1280x720-30FPS,800x600-30FPS,640x480-30FPS,320x24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23</text:p>
          </table:table-cell>
          <table:table-cell/>
          <table:table-cell office:value-type="string">
            <text:p>Motion?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28</text:p>
          </table:table-cell>
          <table:table-cell/>
          <table:table-cell office:value-type="string">
            <text:p>Motion?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6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64kbit-6mbi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20x480-30FPS,352x240-30FPS,176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28">
            <text:p>128</text:p>
          </table:table-cell>
          <table:table-cell table:number-columns-repeated="5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63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64kbit-4mbi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20x480-30FPS,352x240-30FPS,176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28">
            <text:p>128</text:p>
          </table:table-cell>
          <table:table-cell table:number-columns-repeated="5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63DW</text:p>
          </table:table-cell>
          <table:table-cell office:value-type="string">
            <text:p>Wireless 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63</text:p>
          </table:table-cell>
          <table:table-cell/>
          <table:table-cell office:value-type="string">
            <text:p>Motion?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1401W</text:p>
          </table:table-cell>
          <table:table-cell office:value-type="string">
            <text:p>Video Server</text:p>
          </table:table-cell>
          <table:table-cell office:value-type="string">
            <text:p>Motion?</text:p>
          </table:table-cell>
          <table:table-cell office:value-type="string">
            <text:p>16kbit-4mbi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20x480-30FPS,352x240-30FPS,176x112-30FPS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9"/>
        </table:table-row>
        <table:table-row table:style-name="ro2">
          <table:table-cell office:value-type="string">
            <text:p>Brickcom</text:p>
          </table:table-cell>
          <table:table-cell office:value-type="string">
            <text:p>OB-100Ae-f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OB-040Ce-f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OB-100Ae-f3</text:p>
          </table:table-cell>
          <table:table-cell office:value-type="string">
            <text:p>Wireless (802.11) 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OB-040Ce-f3</text:p>
          </table:table-cell>
          <table:table-cell office:value-type="string">
            <text:p>Wireless (802.11) 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GOB-100Ae-f3</text:p>
          </table:table-cell>
          <table:table-cell office:value-type="string">
            <text:p>3G 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GOB-040Ce-f3</text:p>
          </table:table-cell>
          <table:table-cell office:value-type="string">
            <text:p>3G 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OB-100Ae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OB-040Ce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OB-100Ae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OB-040Ce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GOB-100Ae-73</text:p>
          </table:table-cell>
          <table:table-cell office:value-type="string">
            <text:p>3G 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GOB-040Ce-73</text:p>
          </table:table-cell>
          <table:table-cell office:value-type="string">
            <text:p>3G 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OB-100A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GOB-040C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OB-040C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OB-100A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OB-040C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OB-100A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OB-040C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GOB-100A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GOB-040C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OB-100Aa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OB-040Ca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OB-100Aa-73</text:p>
          </table:table-cell>
          <table:table-cell office:value-type="string">
            <text:p>Wireless (802.11) 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OB-040Ca-73</text:p>
          </table:table-cell>
          <table:table-cell office:value-type="string">
            <text:p>Wireless (802.11) 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GOB-100Aa-73</text:p>
          </table:table-cell>
          <table:table-cell office:value-type="string">
            <text:p>3G 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GOB-040Ca-73</text:p>
          </table:table-cell>
          <table:table-cell office:value-type="string">
            <text:p>3G 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CB-100Ae-08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CB-100Ae-08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CB-100Ae-00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CB-100Ae-00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CB-100Ap-0c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CB-100Ap-0c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CB-100Ap-04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CB-100Ap-04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FB-100Ae-2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FB-100Ae-2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FB-130Ae-2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1024-15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FB-130Ae-2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1024-15FPS,640x40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FB-100Ap-3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FB-100Ap-3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FB-130Ap-3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1024-15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FB-130Ap-3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1024-15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FB-100Aa-3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FB-100Aa-3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FB-130Aa-3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1024-15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FB-130Aa-3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1024-15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FD-100Ae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FD-130Ae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1024-15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FD-100A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FD-130A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1024-15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FD-100Aa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FD-130Aa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1024-15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VD-100Ae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VD-130Ae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1024-15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VD-100A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VD-130A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1024-15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VD-100Aa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VD-130Aa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1024-15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MD-100Ae-00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MD-100Ap-00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MD-100Aa-00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VS-01Ae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72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VS-01Ae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72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VS-01Ap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72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VS-01Ap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72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VS-01Aa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72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VS-01Aa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72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CS50N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,160x12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DF50N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,160x12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DF80N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table:style-name="ce1" office:value-type="string">
            <text:p>704x480-30FPS,640x480-30FPS,320x240-30FPS,160x120-30FPS</text:p>
          </table:table-cell>
          <table:table-cell table:style-name="ce1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DF85N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,160x12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RZ50N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,160x12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RX530N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,160x12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RX550N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,160x12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RX570N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,160x12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DS1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84x288-30FPS,320x24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DS6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84x288-30FPS,320x24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CS2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84x288-30FPS,320x24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DM11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84x288-30FPS,320x24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DM16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84x288-30FPS,320x24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CM12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1280x960-15FPS,640x480-30FPS,384x288-30FPS,320x24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CH14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1280x1024-20FPS,1280x920-20FPS,1280x800-20FPS,1280x720-30FPS,800x480-30FPS,768x576-30FPS,640x480-30FPS,640x368-30FPS,384x288-30FPS,320x240-30FPS,320x192-30FPS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>
          <table:table-cell office:value-type="string">
            <text:p>Sony</text:p>
          </table:table-cell>
          <table:table-cell office:value-type="string">
            <text:p>SNC-DH14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1280x1024-20FPS,1280x920-20FPS,1280x800-20FPS,1280x720-30FPS,800x480-30FPS,768x576-30FPS,640x480-30FPS,640x368-30FPS,384x288-30FPS,320x240-30FPS,320x192-30FPS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>
          <table:table-cell office:value-type="string">
            <text:p>Sony</text:p>
          </table:table-cell>
          <table:table-cell office:value-type="string">
            <text:p>SNC-DH18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1280x1024-20FPS,1280x920-20FPS,1280x800-20FPS,1280x720-30FPS,800x480-30FPS,768x576-30FPS,640x480-30FPS,640x368-30FPS,384x288-30FPS,320x240-30FPS,320x192-30FPS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>
          <table:table-cell office:value-type="string">
            <text:p>Sony</text:p>
          </table:table-cell>
          <table:table-cell office:value-type="string">
            <text:p>SNC-DH24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920x1440-20FPS,1600x1200-30FPS,1680x1056-30FPS,1920x1080-30FPS,1440x912-30FPS,1280x920-30FPS,1280x800-30FPS,1280x720-30FPS,800x480-30FPS,768x576-30FPS,640x480-30FPS,640x368-30FPS,384x288-30FPS,320x240-30FPS,320x192-30FPS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>
          <table:table-cell office:value-type="string">
            <text:p>Sony</text:p>
          </table:table-cell>
          <table:table-cell office:value-type="string">
            <text:p>SNC-CH24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920x1440-20FPS,1600x1200-30FPS,1680x1056-30FPS,1920x1080-30FPS,1440x912-30FPS,1280x920-30FPS,1280x800-30FPS,1280x720-30FPS,800x480-30FPS,768x576-30FPS,640x480-30FPS,640x368-30FPS,384x288-30FPS,320x240-30FPS,320x192-30FPS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>
          <table:table-cell office:value-type="string">
            <text:p>Sony</text:p>
          </table:table-cell>
          <table:table-cell office:value-type="string">
            <text:p>SNC-RH124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1280x1024-30FPS,1280x576-30FPS,800x480-30FPS,640x480-30FPS,640x368-30FPS,384x288-30FPS,320x240-30FPS,320x192-30FPS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>
          <table:table-cell office:value-type="string">
            <text:p>Sony</text:p>
          </table:table-cell>
          <table:table-cell office:value-type="string">
            <text:p>SNC-RH164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1280x1024-30FPS,1280x576-30FPS,800x480-30FPS,640x480-30FPS,640x368-30FPS,384x288-30FPS,320x240-30FPS,320x192-30FPS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>
          <table:table-cell office:value-type="string">
            <text:p>Sony</text:p>
          </table:table-cell>
          <table:table-cell office:value-type="string">
            <text:p>SNC-RS44N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720x480-30FPS,640x480-30FPS,384x288-30FPS,320x240-30FPS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>
          <table:table-cell office:value-type="string">
            <text:p>Sony</text:p>
          </table:table-cell>
          <table:table-cell office:value-type="string">
            <text:p>SNC-RS46N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720x480-30FPS,640x480-30FPS,384x288-30FPS,320x240-30FPS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RS84N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720x480-30FPS,640x480-30FPS,384x288-30FPS,320x240-30FPS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>
          <table:table-cell office:value-type="string">
            <text:p>Sony</text:p>
          </table:table-cell>
          <table:table-cell office:value-type="string">
            <text:p>SNC-RS86N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720x480-30FPS,640x480-30FPS,384x288-30FPS,320x240-30FPS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style-name="ce3" office:value-type="float" office:value="64">
            <text:p>64</text:p>
          </table:table-cell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>
          <table:table-cell office:value-type="string">
            <text:p>Sony</text:p>
          </table:table-cell>
          <table:table-cell office:value-type="string">
            <text:p>SNT-EP104</text:p>
          </table:table-cell>
          <table:table-cell office:value-type="string">
            <text:p>Video Server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 table:number-columns-repeated="17"/>
        </table:table-row>
        <table:table-row table:style-name="ro1">
          <table:table-cell office:value-type="string">
            <text:p>Sony</text:p>
          </table:table-cell>
          <table:table-cell office:value-type="string">
            <text:p>SNT-EP154</text:p>
          </table:table-cell>
          <table:table-cell office:value-type="string">
            <text:p>Video Server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 table:number-columns-repeated="17"/>
        </table:table-row>
        <table:table-row table:style-name="ro1">
          <table:table-cell office:value-type="string">
            <text:p>Sony</text:p>
          </table:table-cell>
          <table:table-cell office:value-type="string">
            <text:p>SNT-EX101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 table:number-columns-repeated="17"/>
        </table:table-row>
        <table:table-row table:style-name="ro1">
          <table:table-cell office:value-type="string">
            <text:p>Sony</text:p>
          </table:table-cell>
          <table:table-cell office:value-type="string">
            <text:p>SNT-EX101E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 table:number-columns-repeated="17"/>
        </table:table-row>
        <table:table-row table:style-name="ro1">
          <table:table-cell office:value-type="string">
            <text:p>Sony</text:p>
          </table:table-cell>
          <table:table-cell office:value-type="string">
            <text:p>SNT-EX104</text:p>
          </table:table-cell>
          <table:table-cell office:value-type="string">
            <text:p>Video Server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 table:number-columns-repeated="17"/>
        </table:table-row>
        <table:table-row table:style-name="ro1">
          <table:table-cell office:value-type="string">
            <text:p>Sony</text:p>
          </table:table-cell>
          <table:table-cell office:value-type="string">
            <text:p>SNT-EX154</text:p>
          </table:table-cell>
          <table:table-cell office:value-type="string">
            <text:p>Video Server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 table:number-columns-repeated="17"/>
        </table:table-row>
        <table:table-row table:style-name="ro1" table:number-rows-repeated="186">
          <table:table-cell table:number-columns-repeated="25"/>
        </table:table-row>
        <table:table-row table:style-name="ro1">
          <table:table-cell table:number-columns-repeated="16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6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6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6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6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6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6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6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6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 table:number-rows-repeated="1048062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Ranges" table:style-name="ta1" table:print="false">
        <table:table-column table:style-name="co1" table:default-cell-style-name="ce4"/>
        <table:table-column table:style-name="co15" table:default-cell-style-name="ce4"/>
        <table:table-column table:style-name="co1" table:number-columns-repeated="5" table:default-cell-style-name="ce4"/>
        <table:table-column table:style-name="co16" table:default-cell-style-name="ce4"/>
        <table:table-column table:style-name="co17" table:default-cell-style-name="ce4"/>
        <table:table-column table:style-name="co1" table:number-columns-repeated="1013" table:default-cell-style-name="ce4"/>
        <table:table-row table:style-name="ro1">
          <table:table-cell/>
          <table:table-cell office:value-type="string">
            <text:p>Probe</text:p>
          </table:table-cell>
          <table:table-cell office:value-type="string">
            <text:p>SDK</text:p>
          </table:table-cell>
          <table:table-cell office:value-type="string">
            <text:p>Brightness</text:p>
          </table:table-cell>
          <table:table-cell office:value-type="string">
            <text:p>Contrast</text:p>
          </table:table-cell>
          <table:table-cell office:value-type="string">
            <text:p>Hue</text:p>
          </table:table-cell>
          <table:table-cell office:value-type="string">
            <text:p>Saturation</text:p>
          </table:table-cell>
          <table:table-cell office:value-type="string">
            <text:p>Resolution</text:p>
          </table:table-cell>
          <table:table-cell office:value-type="string">
            <text:p>WhiteBalance</text:p>
          </table:table-cell>
          <table:table-cell office:value-type="string">
            <text:p>MotionZones</text:p>
          </table:table-cell>
          <table:table-cell office:value-type="string">
            <text:p>MotionZoneRanges</text:p>
          </table:table-cell>
          <table:table-cell office:value-type="string">
            <text:p>Top</text:p>
          </table:table-cell>
          <table:table-cell office:value-type="string">
            <text:p>Bottom</text:p>
          </table:table-cell>
          <table:table-cell office:value-type="string">
            <text:p>Right</text:p>
          </table:table-cell>
          <table:table-cell office:value-type="string">
            <text:p>Left</text:p>
          </table:table-cell>
          <table:table-cell office:value-type="string">
            <text:p>MotionSensitivity1</text:p>
          </table:table-cell>
          <table:table-cell office:value-type="string">
            <text:p>MotionSensitivity2</text:p>
          </table:table-cell>
          <table:table-cell office:value-type="string">
            <text:p>MotionSensitivity3</text:p>
          </table:table-cell>
          <table:table-cell table:number-columns-repeated="1004"/>
        </table:table-row>
        <table:table-row table:style-name="ro1">
          <table:table-cell office:value-type="string">
            <text:p>Pixord</text:p>
          </table:table-cell>
          <table:table-cell/>
          <table:table-cell office:value-type="string">
            <text:p>2</text:p>
          </table:table-cell>
          <table:table-cell table:number-columns-repeated="4" office:value-type="string">
            <text:p>-100-100</text:p>
          </table:table-cell>
          <table:table-cell/>
          <table:table-cell office:value-type="string">
            <text:p>Auto,Hold,Fixed_Outdoor1,Fixed_Outdoor2,Fixed_Indoor,fixed_flour1,fixed_flour2</text:p>
          </table:table-cell>
          <table:table-cell/>
          <table:table-cell table:style-name="Default" table:number-columns-repeated="8"/>
          <table:table-cell table:number-columns-repeated="1004"/>
        </table:table-row>
        <table:table-row table:style-name="ro1">
          <table:table-cell office:value-type="string">
            <text:p>Pixord</text:p>
          </table:table-cell>
          <table:table-cell/>
          <table:table-cell office:value-type="string">
            <text:p>1</text:p>
          </table:table-cell>
          <table:table-cell table:number-columns-repeated="4" office:value-type="string">
            <text:p>0-32</text:p>
          </table:table-cell>
          <table:table-cell office:value-type="string">
            <text:p>qvga,qqvga,vga,sxga,cif,qcif,d1</text:p>
          </table:table-cell>
          <table:table-cell/>
          <table:table-cell office:value-type="string">
            <text:p>3</text:p>
          </table:table-cell>
          <table:table-cell office:value-type="string">
            <text:p>0-320</text:p>
          </table:table-cell>
          <table:table-cell office:value-type="string">
            <text:p>0-239</text:p>
          </table:table-cell>
          <table:table-cell office:value-type="string">
            <text:p>1-240</text:p>
          </table:table-cell>
          <table:table-cell office:value-type="string">
            <text:p>1-352</text:p>
          </table:table-cell>
          <table:table-cell office:value-type="string">
            <text:p>0-351</text:p>
          </table:table-cell>
          <table:table-cell table:number-columns-repeated="3" office:value-type="string">
            <text:p>1-10</text:p>
          </table:table-cell>
          <table:table-cell table:number-columns-repeated="1004"/>
        </table:table-row>
        <table:table-row table:style-name="ro1">
          <table:table-cell office:value-type="string">
            <text:p>ACTi</text:p>
          </table:table-cell>
          <table:table-cell table:number-columns-repeated="8"/>
          <table:table-cell office:value-type="string">
            <text:p>3</text:p>
          </table:table-cell>
          <table:table-cell table:number-columns-repeated="1012"/>
        </table:table-row>
        <table:table-row table:style-name="ro1">
          <table:table-cell office:value-type="string">
            <text:p>Sony</text:p>
          </table:table-cell>
          <table:table-cell table:number-columns-repeated="1021"/>
        </table:table-row>
        <table:table-row table:style-name="ro1">
          <table:table-cell office:value-type="string">
            <text:p>ACTi</text:p>
          </table:table-cell>
          <table:table-cell office:value-type="string">
            <text:p>Firmware, Mac Address, Video Type, Serial ID, Model Number</text:p>
          </table:table-cell>
          <table:table-cell table:number-columns-repeated="1020"/>
        </table:table-row>
        <table:table-row table:style-name="ro1">
          <table:table-cell office:value-type="string">
            <text:p>Axis</text:p>
          </table:table-cell>
          <table:table-cell table:number-columns-repeated="1021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/>
          <table:table-cell office:value-type="string">
            <text:p>Notes:</text:p>
          </table:table-cell>
          <table:table-cell table:number-columns-repeated="1020"/>
        </table:table-row>
        <table:table-row table:style-name="ro1">
          <table:table-cell office:value-type="string">
            <text:p>Axis</text:p>
          </table:table-cell>
          <table:table-cell office:value-type="string">
            <text:p>http://www.axis.com/techsup/cam_servers/dev/cam_http_api.php#api_blocks_motion_detection</text:p>
          </table:table-cell>
          <table:table-cell table:number-columns-repeated="1020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>
            <text:p>Arecont</text:p>
          </table:table-cell>
          <table:table-cell/>
          <table:table-cell office:value-type="string">
            <text:p>Model: </text:p>
          </table:table-cell>
          <table:table-cell office:value-type="string">
            <text:p>/get?model</text:p>
          </table:table-cell>
          <table:table-cell office:value-type="string">
            <text:p>Brightness: </text:p>
          </table:table-cell>
          <table:table-cell office:value-type="string">
            <text:p>/get1?brightness</text:p>
          </table:table-cell>
          <table:table-cell table:number-columns-repeated="1016"/>
        </table:table-row>
        <table:table-row table:style-name="ro1" table:number-rows-repeated="104855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amera" table:style-name="ta1" table:print="false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/>
          <table:table-cell office:value-type="string">
            <text:p>On Camera Motion</text:p>
          </table:table-cell>
          <table:table-cell office:value-type="string">
            <text:p>Notificaiton</text:p>
          </table:table-cell>
        </table:table-row>
        <table:table-row table:style-name="ro1">
          <table:table-cell office:value-type="string">
            <text:p>ACTi</text:p>
          </table:table-cell>
          <table:table-cell office:value-type="string">
            <text:p>Yes</text:p>
          </table:table-cell>
          <table:table-cell office:value-type="string">
            <text:p>TCP</text:p>
          </table:table-cell>
        </table:table-row>
        <table:table-row table:style-name="ro1">
          <table:table-cell office:value-type="string">
            <text:p>Axis</text:p>
          </table:table-cell>
          <table:table-cell/>
          <table:table-cell office:value-type="string">
            <text:p>Tcp</text:p>
          </table:table-cell>
        </table:table-row>
        <table:table-row table:style-name="ro1">
          <table:table-cell office:value-type="string">
            <text:p>Pixord</text:p>
          </table:table-cell>
          <table:table-cell/>
          <table:table-cell office:value-type="string">
            <text:p>TCP</text:p>
          </table:table-cell>
        </table:table-row>
        <table:table-row table:style-name="ro1">
          <table:table-cell office:value-type="string">
            <text:p>Vivotek</text:p>
          </table:table-cell>
          <table:table-cell/>
          <table:table-cell office:value-type="string">
            <text:p>TCP</text:p>
          </table:table-cell>
        </table:table-row>
        <table:table-row table:style-name="ro1">
          <table:table-cell office:value-type="string">
            <text:p>Arecont Vision</text:p>
          </table:table-cell>
          <table:table-cell/>
          <table:table-cell office:value-type="string">
            <text:p>TCP</text:p>
          </table:table-cell>
        </table:table-row>
        <table:table-row table:style-name="ro1">
          <table:table-cell office:value-type="string">
            <text:p>Brickcom</text:p>
          </table:table-cell>
          <table:table-cell/>
          <table:table-cell office:value-type="string">
            <text:p>HTTP (TCP in the works)</text:p>
          </table:table-cell>
        </table:table-row>
        <table:table-row table:style-name="ro1">
          <table:table-cell office:value-type="string">
            <text:p>Merit Lilin</text:p>
          </table:table-cell>
          <table:table-cell/>
          <table:table-cell office:value-type="string">
            <text:p>EMAIL</text:p>
          </table:table-cell>
        </table:table-row>
        <table:table-row table:style-name="ro1">
          <table:table-cell office:value-type="string">
            <text:p>Vivotek</text:p>
          </table:table-cell>
          <table:table-cell/>
          <table:table-cell office:value-type="string">
            <text:p>HTTP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text>$</number:text>
      <number:number number:decimal-places="0" number:min-integer-digits="1" number:grouping="true"/>
    </number:number-style>
    <number:number-style style:name="N144P0" style:volatile="true">
      <number:text>$</number:text>
      <number:number number:decimal-places="0" number:min-integer-digits="1" number:grouping="true"/>
    </number:number-style>
    <number:number-style style:name="N144">
      <number:text>-$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</number:number-style>
    <number:number-style style:name="N145">
      <style:text-properties fo:color="#ff0000"/>
      <number:text>-$</number:text>
      <number:number number:decimal-places="0" number:min-integer-digits="1" number:grouping="true"/>
      <style:map style:condition="value()&gt;=0" style:apply-style-name="N145P0"/>
    </number:number-style>
    <number:number-style style:name="N146">
      <number:text>$</number:text>
      <number:number number:decimal-places="2" number:min-integer-digits="1" number:grouping="true"/>
    </number:number-style>
    <number:number-style style:name="N147P0" style:volatile="true">
      <number:text>$</number:text>
      <number:number number:decimal-places="2" number:min-integer-digits="1" number:grouping="true"/>
    </number:number-style>
    <number:number-style style:name="N147">
      <number:text>-$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</number:number-style>
    <number:number-style style:name="N148">
      <style:text-properties fo:color="#ff0000"/>
      <number:text>-$</number:text>
      <number:number number:decimal-places="2" number:min-integer-digits="1" number:grouping="true"/>
      <style:map style:condition="value()&gt;=0" style:apply-style-name="N148P0"/>
    </number:number-style>
    <number:number-style style:name="N150P0" style:volatile="true">
      <number:text>US$</number:text>
      <number:number number:decimal-places="0" number:min-integer-digits="1" number:grouping="true"/>
      <number:text> </number:text>
    </number:number-style>
    <number:number-style style:name="N150">
      <number:text>(US$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US$</number:text>
      <number:number number:decimal-places="0" number:min-integer-digits="1" number:grouping="true"/>
      <number:text> </number:text>
    </number:number-style>
    <number:number-style style:name="N151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US$</number:text>
      <number:number number:decimal-places="2" number:min-integer-digits="1" number:grouping="true"/>
      <number:text> </number:text>
    </number:number-style>
    <number:number-style style:name="N153">
      <number:text>(US$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2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 $</number:text>
      <number:number number:decimal-places="0" number:min-integer-digits="1" number:grouping="true"/>
      <number:text> </number:text>
    </number:number-style>
    <number:number-style style:name="N158P1" style:volatile="true">
      <number:text>-$</number:text>
      <number:number number:decimal-places="0" number:min-integer-digits="1" number:grouping="true"/>
      <number:text> </number:text>
    </number:number-style>
    <number:number-style style:name="N158P2" style:volatile="true">
      <number:text> $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 $</number:text>
      <number:number number:decimal-places="2" number:min-integer-digits="1" number:grouping="true"/>
      <number:text> </number:text>
    </number:number-style>
    <number:number-style style:name="N162P1" style:volatile="true">
      <number:text>-$</number:text>
      <number:number number:decimal-places="2" number:min-integer-digits="1" number:grouping="true"/>
      <number:text> </number:text>
    </number:number-style>
    <number:number-style style:name="N162P2" style:volatile="true">
      <number:text> $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HK$</number:text>
      <number:number number:decimal-places="0" number:min-integer-digits="1" number:grouping="true"/>
      <number:text> </number:text>
    </number:number-style>
    <number:number-style style:name="N164">
      <number:text>(HK$</number:text>
      <number:number number: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HK$</number:text>
      <number:number number:decimal-places="0" number:min-integer-digits="1" number:grouping="true"/>
      <number:text> </number:text>
    </number:number-style>
    <number:number-style style:name="N165">
      <style:text-properties fo:color="#ff0000"/>
      <number:text>(HK$</number:text>
      <number:number number:decimal-places="0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HK$</number:text>
      <number:number number:decimal-places="2" number:min-integer-digits="1" number:grouping="true"/>
      <number:text> </number:text>
    </number:number-style>
    <number:number-style style:name="N167">
      <number:text>(HK$</number:text>
      <number:number number: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HK$</number:text>
      <number:number number:decimal-places="2" number:min-integer-digits="1" number:grouping="true"/>
      <number:text> </number:text>
    </number:number-style>
    <number:number-style style:name="N168">
      <style:text-properties fo:color="#ff0000"/>
      <number:text>(HK$</number:text>
      <number:number number:decimal-places="2" number:min-integer-digits="1" number:grouping="true"/>
      <number:text>)</number:text>
      <style:map style:condition="value()&gt;=0" style:apply-style-name="N168P0"/>
    </number:number-style>
    <number:number-style style:name="N172P0" style:volatile="true">
      <number:text> HK$</number:text>
      <number:number number:decimal-places="0" number:min-integer-digits="1" number:grouping="true"/>
      <number:text> </number:text>
    </number:number-style>
    <number:number-style style:name="N172P1" style:volatile="true">
      <number:text> HK$(</number:text>
      <number:number number:decimal-places="0" number:min-integer-digits="1" number:grouping="true"/>
      <number:text>)</number:text>
    </number:number-style>
    <number:number-style style:name="N172P2" style:volatile="true">
      <number:text> HK$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HK$</number:text>
      <number:number number:decimal-places="2" number:min-integer-digits="1" number:grouping="true"/>
      <number:text> </number:text>
    </number:number-style>
    <number:number-style style:name="N176P1" style:volatile="true">
      <number:text> HK$(</number:text>
      <number:number number:decimal-places="2" number:min-integer-digits="1" number:grouping="true"/>
      <number:text>)</number:text>
    </number:number-style>
    <number:number-style style:name="N176P2" style:volatile="true">
      <number:text> HK$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text>Yes</number:text>
    </number:number-style>
    <number:number-style style:name="N178P1" style:volatile="true">
      <number:text>Yes</number:text>
    </number:number-style>
    <number:number-style style:name="N178">
      <number:text>No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True</number:text>
    </number:number-style>
    <number:number-style style:name="N180P1" style:volatile="true">
      <number:text>True</number:text>
    </number:number-style>
    <number:number-style style:name="N180">
      <number:text>False</number:text>
      <style:map style:condition="value()&gt;0" style:apply-style-name="N180P0"/>
      <style:map style:condition="value()&lt;0" style:apply-style-name="N180P1"/>
    </number:number-style>
    <number:number-style style:name="N182P0" style:volatile="true">
      <number:text>On</number:text>
    </number:number-style>
    <number:number-style style:name="N182P1" style:volatile="true">
      <number:text>On</number:text>
    </number:number-style>
    <number:number-style style:name="N182">
      <number:text>Off</number:text>
      <style:map style:condition="value()&gt;0" style:apply-style-name="N182P0"/>
      <style:map style:condition="value()&lt;0" style:apply-style-name="N182P1"/>
    </number:number-style>
    <number:date-style style:name="N183">
      <number:month/>
      <number:text>月</number:text>
      <number:day/>
      <number:text>日</number:text>
    </number:date-style>
    <number:date-style style:name="N185P0" style:volatile="true">
      <number:month/>
      <number:text>/</number:text>
      <number:day/>
    </number:date-style>
    <number:text-style style:name="N185">
      <number:text-content/>
      <style:map style:condition="value()&gt;=0" style:apply-style-name="N185P0"/>
    </number:text-style>
    <number:number-style style:name="N186">
      <number:number number:decimal-places="0" number:min-integer-digits="3"/>
    </number:number-style>
    <number:number-style style:name="N187">
      <number:text>US$</number:text>
      <number:number number:decimal-places="0" number:min-integer-digits="1" number:grouping="true"/>
    </number:number-style>
    <number:number-style style:name="N188">
      <number:text>US$</number:text>
      <number:number number:decimal-places="2" number:min-integer-digits="1" number:grouping="true"/>
    </number:number-style>
    <number:currency-style style:name="N189">
      <number:currency-symbol>USD</number:currency-symbol>
      <number:text> </number:text>
      <number:number number:decimal-places="0" number:min-integer-digits="1" number:grouping="true"/>
    </number:currency-style>
    <number:currency-style style:name="N190">
      <number:currency-symbol>USD</number:currency-symbol>
      <number:text> </number:text>
      <number:number number:decimal-places="2" number:min-integer-digits="1" number:grouping="true"/>
    </number:currency-style>
    <number:number-style style:name="N191">
      <number:text>US$</number:text>
      <number:number number:decimal-places="1" number:min-integer-digits="1" number:grouping="true"/>
    </number:number-style>
    <number:currency-style style:name="N193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193"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193P0"/>
    </number:currency-style>
    <number:currency-style style:name="N194">
      <number:currency-symbol>USD</number:currency-symbol>
      <number:text> </number:text>
      <number:number number:decimal-places="1" number:min-integer-digits="1" number:grouping="true"/>
    </number:currency-style>
    <number:currency-style style:name="N196P0" style:volatile="true">
      <number:currency-symbol>USD</number:currency-symbol>
      <number:text> </number:text>
      <number:number number:decimal-places="1" number:min-integer-digits="1" number:grouping="true"/>
      <number:text> </number:text>
    </number:currency-style>
    <number:currency-style style:name="N196">
      <number:text>(</number:text>
      <number:currency-symbol>USD</number:currency-symbol>
      <number:text> </number:text>
      <number:number number:decimal-places="1" number:min-integer-digits="1" number:grouping="true"/>
      <number:text>)</number:text>
      <style:map style:condition="value()&gt;=0" style:apply-style-name="N196P0"/>
    </number:currency-style>
    <number:currency-style style:name="N198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98">
      <number:text>(</number:text>
      <number:currency-symbol>USD</number:currency-symbol>
      <number:text> </number:text>
      <number:number number:decimal-places="2" number:min-integer-digits="1" number:grouping="true"/>
      <number:text>)</number:text>
      <style:map style:condition="value()&gt;=0" style:apply-style-name="N198P0"/>
    </number:currency-style>
    <number:time-style style:name="N199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新細明體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5">09/15/2010</text:date>, <text:time>13:4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urtis Hall</meta:initial-creator>
    <meta:creation-date>2010-05-25T12:28:56</meta:creation-date>
    <dc:date>2010-09-15T13:47:48</dc:date>
    <dc:creator>Curtis Hall</dc:creator>
    <meta:editing-duration>PT209H15M03S</meta:editing-duration>
    <meta:editing-cycles>20</meta:editing-cycles>
    <meta:generator>OpenOffice.org/3.2$Linux OpenOffice.org_project/320m12$Build-9483</meta:generator>
    <meta:document-statistic meta:table-count="4" meta:cell-count="3965" meta:object-count="0"/>
  </office:meta>
</office:document-meta>
</file>